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5-10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6312" calcext:value-type="float">
            <text:p>90.1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6312" calcext:value-type="float">
            <text:p>90.1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7752" calcext:value-type="float">
            <text:p>90.2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5768" calcext:value-type="float">
            <text:p>90.3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1384" calcext:value-type="float">
            <text:p>90.3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4432" calcext:value-type="float">
            <text:p>90.3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4056" calcext:value-type="float">
            <text:p>90.3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0632" calcext:value-type="float">
            <text:p>90.4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8064" calcext:value-type="float">
            <text:p>90.4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3304" calcext:value-type="float">
            <text:p>90.4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892" calcext:value-type="float">
            <text:p>90.4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5016" calcext:value-type="float">
            <text:p>90.4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3304" calcext:value-type="float">
            <text:p>90.4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3784" calcext:value-type="float">
            <text:p>90.4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7312" calcext:value-type="float">
            <text:p>90.5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036" calcext:value-type="float">
            <text:p>90.5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0088" calcext:value-type="float">
            <text:p>90.6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9984" calcext:value-type="float">
            <text:p>90.5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8752" calcext:value-type="float">
            <text:p>90.5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5808" calcext:value-type="float">
            <text:p>90.6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5808" calcext:value-type="float">
            <text:p>90.6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1528" calcext:value-type="float">
            <text:p>90.7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324" calcext:value-type="float">
            <text:p>90.6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26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1528" calcext:value-type="float">
            <text:p>90.7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5808" calcext:value-type="float">
            <text:p>90.6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6288" calcext:value-type="float">
            <text:p>90.6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6288" calcext:value-type="float">
            <text:p>90.6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8104" calcext:value-type="float">
            <text:p>90.7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6288" calcext:value-type="float">
            <text:p>90.6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5808" calcext:value-type="float">
            <text:p>90.6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324" calcext:value-type="float">
            <text:p>90.6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8752" calcext:value-type="float">
            <text:p>90.5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3512" calcext:value-type="float">
            <text:p>90.5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132" calcext:value-type="float">
            <text:p>90.5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8752" calcext:value-type="float">
            <text:p>90.5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7896" calcext:value-type="float">
            <text:p>90.6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8272" calcext:value-type="float">
            <text:p>90.5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9128" calcext:value-type="float">
            <text:p>90.5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9984" calcext:value-type="float">
            <text:p>90.5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3408" calcext:value-type="float">
            <text:p>90.5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9024" calcext:value-type="float">
            <text:p>90.4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3784" calcext:value-type="float">
            <text:p>90.4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94" calcext:value-type="float">
            <text:p>90.4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8816" calcext:value-type="float">
            <text:p>90.3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4056" calcext:value-type="float">
            <text:p>90.3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4432" calcext:value-type="float">
            <text:p>90.3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3096" calcext:value-type="float">
            <text:p>90.3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9088" calcext:value-type="float">
            <text:p>90.2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6312" calcext:value-type="float">
            <text:p>90.1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7648" calcext:value-type="float">
            <text:p>90.1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8128" calcext:value-type="float">
            <text:p>90.1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6312" calcext:value-type="float">
            <text:p>90.1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4328" calcext:value-type="float">
            <text:p>90.2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3096" calcext:value-type="float">
            <text:p>90.3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5288" calcext:value-type="float">
            <text:p>90.3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4432" calcext:value-type="float">
            <text:p>90.3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1384" calcext:value-type="float">
            <text:p>90.3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2344" calcext:value-type="float">
            <text:p>90.3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5016" calcext:value-type="float">
            <text:p>90.4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8544" calcext:value-type="float">
            <text:p>90.4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94" calcext:value-type="float">
            <text:p>90.4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0632" calcext:value-type="float">
            <text:p>90.4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1592" calcext:value-type="float">
            <text:p>90.4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8544" calcext:value-type="float">
            <text:p>90.4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0256" calcext:value-type="float">
            <text:p>90.4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5872" calcext:value-type="float">
            <text:p>90.4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5496" calcext:value-type="float">
            <text:p>90.4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1592" calcext:value-type="float">
            <text:p>90.4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30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8544" calcext:value-type="float">
            <text:p>90.4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8544" calcext:value-type="float">
            <text:p>90.4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8544" calcext:value-type="float">
            <text:p>90.4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7208" calcext:value-type="float">
            <text:p>90.4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0256" calcext:value-type="float">
            <text:p>90.4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6352" calcext:value-type="float">
            <text:p>90.4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7688" calcext:value-type="float">
            <text:p>90.4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4264" calcext:value-type="float">
            <text:p>90.5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2928" calcext:value-type="float">
            <text:p>90.4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9024" calcext:value-type="float">
            <text:p>90.4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7688" calcext:value-type="float">
            <text:p>90.4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7208" calcext:value-type="float">
            <text:p>90.4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3784" calcext:value-type="float">
            <text:p>90.4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6352" calcext:value-type="float">
            <text:p>90.4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3304" calcext:value-type="float">
            <text:p>90.4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94" calcext:value-type="float">
            <text:p>90.4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94" calcext:value-type="float">
            <text:p>90.4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2928" calcext:value-type="float">
            <text:p>90.4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7416" calcext:value-type="float">
            <text:p>90.5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7896" calcext:value-type="float">
            <text:p>90.6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8752" calcext:value-type="float">
            <text:p>90.5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0088" calcext:value-type="float">
            <text:p>90.6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132" calcext:value-type="float">
            <text:p>90.5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132" calcext:value-type="float">
            <text:p>90.5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4744" calcext:value-type="float">
            <text:p>90.5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3408" calcext:value-type="float">
            <text:p>90.5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7312" calcext:value-type="float">
            <text:p>90.5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4264" calcext:value-type="float">
            <text:p>90.5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9024" calcext:value-type="float">
            <text:p>90.4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5016" calcext:value-type="float">
            <text:p>90.4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7584" calcext:value-type="float">
            <text:p>90.3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2344" calcext:value-type="float">
            <text:p>90.3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2344" calcext:value-type="float">
            <text:p>90.3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0632" calcext:value-type="float">
            <text:p>90.4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0152" calcext:value-type="float">
            <text:p>90.3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0632" calcext:value-type="float">
            <text:p>90.4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9296" calcext:value-type="float">
            <text:p>90.3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0632" calcext:value-type="float">
            <text:p>90.4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7584" calcext:value-type="float">
            <text:p>90.3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1968" calcext:value-type="float">
            <text:p>90.4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1592" calcext:value-type="float">
            <text:p>90.4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7688" calcext:value-type="float">
            <text:p>90.4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3408" calcext:value-type="float">
            <text:p>90.5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8648" calcext:value-type="float">
            <text:p>90.5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7792" calcext:value-type="float">
            <text:p>90.5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6936" calcext:value-type="float">
            <text:p>90.5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9984" calcext:value-type="float">
            <text:p>90.5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132" calcext:value-type="float">
            <text:p>90.5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4368" calcext:value-type="float">
            <text:p>90.5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7416" calcext:value-type="float">
            <text:p>90.5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4744" calcext:value-type="float">
            <text:p>90.5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4264" calcext:value-type="float">
            <text:p>90.5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2928" calcext:value-type="float">
            <text:p>90.4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892" calcext:value-type="float">
            <text:p>90.4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892" calcext:value-type="float">
            <text:p>90.4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2824" calcext:value-type="float">
            <text:p>90.4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0632" calcext:value-type="float">
            <text:p>90.4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1488" calcext:value-type="float">
            <text:p>90.3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2344" calcext:value-type="float">
            <text:p>90.3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2344" calcext:value-type="float">
            <text:p>90.3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7584" calcext:value-type="float">
            <text:p>90.3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2824" calcext:value-type="float">
            <text:p>90.4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892" calcext:value-type="float">
            <text:p>90.4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94" calcext:value-type="float">
            <text:p>90.4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6352" calcext:value-type="float">
            <text:p>90.4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5872" calcext:value-type="float">
            <text:p>90.4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2344" calcext:value-type="float">
            <text:p>90.3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0632" calcext:value-type="float">
            <text:p>90.4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5392" calcext:value-type="float">
            <text:p>90.3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7104" calcext:value-type="float">
            <text:p>90.3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7104" calcext:value-type="float">
            <text:p>90.3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1488" calcext:value-type="float">
            <text:p>90.3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2824" calcext:value-type="float">
            <text:p>90.4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892" calcext:value-type="float">
            <text:p>90.4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5496" calcext:value-type="float">
            <text:p>90.4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0736" calcext:value-type="float">
            <text:p>90.4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3784" calcext:value-type="float">
            <text:p>90.4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7688" calcext:value-type="float">
            <text:p>90.4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0736" calcext:value-type="float">
            <text:p>90.4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036" calcext:value-type="float">
            <text:p>90.5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4744" calcext:value-type="float">
            <text:p>90.5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7792" calcext:value-type="float">
            <text:p>90.5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8272" calcext:value-type="float">
            <text:p>90.5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6936" calcext:value-type="float">
            <text:p>90.5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8648" calcext:value-type="float">
            <text:p>90.5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3408" calcext:value-type="float">
            <text:p>90.5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7312" calcext:value-type="float">
            <text:p>90.5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4264" calcext:value-type="float">
            <text:p>90.5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036" calcext:value-type="float">
            <text:p>90.5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2344" calcext:value-type="float">
            <text:p>90.3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008" calcext:value-type="float">
            <text:p>90.3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748" calcext:value-type="float">
            <text:p>90.3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3096" calcext:value-type="float">
            <text:p>90.3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4328" calcext:value-type="float">
            <text:p>90.2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7816" calcext:value-type="float">
            <text:p>89.9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12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652" calcext:value-type="float">
            <text:p>90.2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8336" calcext:value-type="float">
            <text:p>90.3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9672" calcext:value-type="float">
            <text:p>90.3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8816" calcext:value-type="float">
            <text:p>90.3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748" calcext:value-type="float">
            <text:p>90.3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4912" calcext:value-type="float">
            <text:p>90.3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0632" calcext:value-type="float">
            <text:p>90.4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7104" calcext:value-type="float">
            <text:p>90.3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1968" calcext:value-type="float">
            <text:p>90.4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2824" calcext:value-type="float">
            <text:p>90.4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8064" calcext:value-type="float">
            <text:p>90.4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5496" calcext:value-type="float">
            <text:p>90.4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94" calcext:value-type="float">
            <text:p>90.4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1592" calcext:value-type="float">
            <text:p>90.4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7688" calcext:value-type="float">
            <text:p>90.4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0632" calcext:value-type="float">
            <text:p>90.4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7208" calcext:value-type="float">
            <text:p>90.4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8648" calcext:value-type="float">
            <text:p>90.5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1216" calcext:value-type="float">
            <text:p>90.5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3784" calcext:value-type="float">
            <text:p>90.4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6936" calcext:value-type="float">
            <text:p>90.5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7312" calcext:value-type="float">
            <text:p>90.5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3408" calcext:value-type="float">
            <text:p>90.5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036" calcext:value-type="float">
            <text:p>90.5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4744" calcext:value-type="float">
            <text:p>90.5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8272" calcext:value-type="float">
            <text:p>90.5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6456" calcext:value-type="float">
            <text:p>90.5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3512" calcext:value-type="float">
            <text:p>90.5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2656" calcext:value-type="float">
            <text:p>90.5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3512" calcext:value-type="float">
            <text:p>90.5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6936" calcext:value-type="float">
            <text:p>90.5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0088" calcext:value-type="float">
            <text:p>90.6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0568" calcext:value-type="float">
            <text:p>90.6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3616" calcext:value-type="float">
            <text:p>90.6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132" calcext:value-type="float">
            <text:p>90.5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8752" calcext:value-type="float">
            <text:p>90.5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0568" calcext:value-type="float">
            <text:p>90.6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4848" calcext:value-type="float">
            <text:p>90.6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6184" calcext:value-type="float">
            <text:p>90.6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8856" calcext:value-type="float">
            <text:p>90.6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20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0088" calcext:value-type="float">
            <text:p>90.6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6288" calcext:value-type="float">
            <text:p>90.6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324" calcext:value-type="float">
            <text:p>90.6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9816" calcext:value-type="float">
            <text:p>90.7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42" calcext:value-type="float">
            <text:p>90.7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7352" calcext:value-type="float">
            <text:p>90.8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564" calcext:value-type="float">
            <text:p>90.8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1736" calcext:value-type="float">
            <text:p>90.8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1736" calcext:value-type="float">
            <text:p>90.8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564" calcext:value-type="float">
            <text:p>90.8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6872" calcext:value-type="float">
            <text:p>90.7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7248" calcext:value-type="float">
            <text:p>90.7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8208" calcext:value-type="float">
            <text:p>90.8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7352" calcext:value-type="float">
            <text:p>90.8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1736" calcext:value-type="float">
            <text:p>90.8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6496" calcext:value-type="float">
            <text:p>90.8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9168" calcext:value-type="float">
            <text:p>90.8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5744" calcext:value-type="float">
            <text:p>90.9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3552" calcext:value-type="float">
            <text:p>90.9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9168" calcext:value-type="float">
            <text:p>90.8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66" calcext:value-type="float">
            <text:p>90.9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4408" calcext:value-type="float">
            <text:p>90.8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0608" calcext:value-type="float">
            <text:p>90.9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1944" calcext:value-type="float">
            <text:p>90.9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3656" calcext:value-type="float">
            <text:p>90.9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4136" calcext:value-type="float">
            <text:p>91.0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0712" calcext:value-type="float">
            <text:p>91.0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9376" calcext:value-type="float">
            <text:p>91.0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4136" calcext:value-type="float">
            <text:p>91.0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852" calcext:value-type="float">
            <text:p>91.0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2424" calcext:value-type="float">
            <text:p>91.0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1088" calcext:value-type="float">
            <text:p>91.0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328" calcext:value-type="float">
            <text:p>91.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5472" calcext:value-type="float">
            <text:p>91.0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5472" calcext:value-type="float">
            <text:p>91.0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6808" calcext:value-type="float">
            <text:p>91.0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5472" calcext:value-type="float">
            <text:p>91.0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3384" calcext:value-type="float">
            <text:p>91.0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2048" calcext:value-type="float">
            <text:p>91.0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91944" calcext:value-type="float">
            <text:p>90.9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4888" calcext:value-type="float">
            <text:p>90.9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5368" calcext:value-type="float">
            <text:p>90.9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0608" calcext:value-type="float">
            <text:p>90.9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3656" calcext:value-type="float">
            <text:p>90.9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9752" calcext:value-type="float">
            <text:p>90.9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5848" calcext:value-type="float">
            <text:p>90.9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3176" calcext:value-type="float">
            <text:p>90.9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0504" calcext:value-type="float">
            <text:p>90.9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9168" calcext:value-type="float">
            <text:p>90.8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11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564" calcext:value-type="float">
            <text:p>90.8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5536" calcext:value-type="float">
            <text:p>90.7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7728" calcext:value-type="float">
            <text:p>90.7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6392" calcext:value-type="float">
            <text:p>90.7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0296" calcext:value-type="float">
            <text:p>90.7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5808" calcext:value-type="float">
            <text:p>90.6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1424" calcext:value-type="float">
            <text:p>90.6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8376" calcext:value-type="float">
            <text:p>90.6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8376" calcext:value-type="float">
            <text:p>90.6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324" calcext:value-type="float">
            <text:p>90.6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42" calcext:value-type="float">
            <text:p>90.7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7728" calcext:value-type="float">
            <text:p>90.7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9064" calcext:value-type="float">
            <text:p>90.8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6872" calcext:value-type="float">
            <text:p>90.7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6496" calcext:value-type="float">
            <text:p>90.8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3928" calcext:value-type="float">
            <text:p>90.8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7352" calcext:value-type="float">
            <text:p>90.8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8208" calcext:value-type="float">
            <text:p>90.8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6016" calcext:value-type="float">
            <text:p>90.8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9064" calcext:value-type="float">
            <text:p>90.8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516" calcext:value-type="float">
            <text:p>90.8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7352" calcext:value-type="float">
            <text:p>90.8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9544" calcext:value-type="float">
            <text:p>90.8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9544" calcext:value-type="float">
            <text:p>90.8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4784" calcext:value-type="float">
            <text:p>90.8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564" calcext:value-type="float">
            <text:p>90.8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4784" calcext:value-type="float">
            <text:p>90.8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3928" calcext:value-type="float">
            <text:p>90.8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6016" calcext:value-type="float">
            <text:p>90.8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516" calcext:value-type="float">
            <text:p>90.8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516" calcext:value-type="float">
            <text:p>90.8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6016" calcext:value-type="float">
            <text:p>90.8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5536" calcext:value-type="float">
            <text:p>90.7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7248" calcext:value-type="float">
            <text:p>90.7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5912" calcext:value-type="float">
            <text:p>90.7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324" calcext:value-type="float">
            <text:p>90.6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02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0672" calcext:value-type="float">
            <text:p>90.7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7624" calcext:value-type="float">
            <text:p>90.7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2384" calcext:value-type="float">
            <text:p>90.7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5432" calcext:value-type="float">
            <text:p>90.7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324" calcext:value-type="float">
            <text:p>90.6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0088" calcext:value-type="float">
            <text:p>90.6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4368" calcext:value-type="float">
            <text:p>90.5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9128" calcext:value-type="float">
            <text:p>90.5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8648" calcext:value-type="float">
            <text:p>90.5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7792" calcext:value-type="float">
            <text:p>90.5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6936" calcext:value-type="float">
            <text:p>90.5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0256" calcext:value-type="float">
            <text:p>90.4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5872" calcext:value-type="float">
            <text:p>90.4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1488" calcext:value-type="float">
            <text:p>90.3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6248" calcext:value-type="float">
            <text:p>90.3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8712" calcext:value-type="float">
            <text:p>90.2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2992" calcext:value-type="float">
            <text:p>90.2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5144" calcext:value-type="float">
            <text:p>89.9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5144" calcext:value-type="float">
            <text:p>89.9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2952" calcext:value-type="float">
            <text:p>89.9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4288" calcext:value-type="float">
            <text:p>89.9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5624" calcext:value-type="float">
            <text:p>89.9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11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9088" calcext:value-type="float">
            <text:p>90.2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8712" calcext:value-type="float">
            <text:p>90.2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652" calcext:value-type="float">
            <text:p>90.2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3096" calcext:value-type="float">
            <text:p>90.3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4808" calcext:value-type="float">
            <text:p>90.2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9192" calcext:value-type="float">
            <text:p>90.3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5184" calcext:value-type="float">
            <text:p>90.2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9568" calcext:value-type="float">
            <text:p>90.2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652" calcext:value-type="float">
            <text:p>90.2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7376" calcext:value-type="float">
            <text:p>90.2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9088" calcext:value-type="float">
            <text:p>90.2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8128" calcext:value-type="float">
            <text:p>90.1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16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316" calcext:value-type="float">
            <text:p>90.0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4288" calcext:value-type="float">
            <text:p>89.9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4288" calcext:value-type="float">
            <text:p>89.9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7712" calcext:value-type="float">
            <text:p>89.8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7712" calcext:value-type="float">
            <text:p>89.8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2848" calcext:value-type="float">
            <text:p>89.8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884" calcext:value-type="float">
            <text:p>89.7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792" calcext:value-type="float">
            <text:p>89.7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98" calcext:value-type="float">
            <text:p>89.8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6168" calcext:value-type="float">
            <text:p>89.7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4936" calcext:value-type="float">
            <text:p>89.7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0176" calcext:value-type="float">
            <text:p>89.8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2264" calcext:value-type="float">
            <text:p>89.7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2264" calcext:value-type="float">
            <text:p>89.7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7504" calcext:value-type="float">
            <text:p>89.7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5624" calcext:value-type="float">
            <text:p>89.9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8128" calcext:value-type="float">
            <text:p>90.1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4808" calcext:value-type="float">
            <text:p>90.2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4432" calcext:value-type="float">
            <text:p>90.3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4912" calcext:value-type="float">
            <text:p>90.3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8064" calcext:value-type="float">
            <text:p>90.4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94" calcext:value-type="float">
            <text:p>90.4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7688" calcext:value-type="float">
            <text:p>90.4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988" calcext:value-type="float">
            <text:p>90.4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7688" calcext:value-type="float">
            <text:p>90.4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94" calcext:value-type="float">
            <text:p>90.4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3304" calcext:value-type="float">
            <text:p>90.4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3992" calcext:value-type="float">
            <text:p>90.6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2656" calcext:value-type="float">
            <text:p>90.5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8376" calcext:value-type="float">
            <text:p>90.6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8856" calcext:value-type="float">
            <text:p>90.6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6288" calcext:value-type="float">
            <text:p>90.6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132" calcext:value-type="float">
            <text:p>90.5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18" calcext:value-type="float">
            <text:p>90.6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7896" calcext:value-type="float">
            <text:p>90.6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6184" calcext:value-type="float">
            <text:p>90.6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6184" calcext:value-type="float">
            <text:p>90.6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4848" calcext:value-type="float">
            <text:p>90.6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7896" calcext:value-type="float">
            <text:p>90.6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6184" calcext:value-type="float">
            <text:p>90.6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0088" calcext:value-type="float">
            <text:p>90.6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2656" calcext:value-type="float">
            <text:p>90.5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4368" calcext:value-type="float">
            <text:p>90.5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7792" calcext:value-type="float">
            <text:p>90.5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4744" calcext:value-type="float">
            <text:p>90.5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6456" calcext:value-type="float">
            <text:p>90.5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0736" calcext:value-type="float">
            <text:p>90.4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3304" calcext:value-type="float">
            <text:p>90.4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0256" calcext:value-type="float">
            <text:p>90.4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8064" calcext:value-type="float">
            <text:p>90.4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0632" calcext:value-type="float">
            <text:p>90.4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1968" calcext:value-type="float">
            <text:p>90.4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5016" calcext:value-type="float">
            <text:p>90.4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2824" calcext:value-type="float">
            <text:p>90.4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4432" calcext:value-type="float">
            <text:p>90.3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3952" calcext:value-type="float">
            <text:p>90.2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5184" calcext:value-type="float">
            <text:p>90.2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3224" calcext:value-type="float">
            <text:p>89.8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792" calcext:value-type="float">
            <text:p>89.7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6648" calcext:value-type="float">
            <text:p>89.7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792" calcext:value-type="float">
            <text:p>89.7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7024" calcext:value-type="float">
            <text:p>89.7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7024" calcext:value-type="float">
            <text:p>89.7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1576" calcext:value-type="float">
            <text:p>89.5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14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8048" calcext:value-type="float">
            <text:p>89.5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3016" calcext:value-type="float">
            <text:p>89.6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3016" calcext:value-type="float">
            <text:p>89.6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5208" calcext:value-type="float">
            <text:p>89.6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3016" calcext:value-type="float">
            <text:p>89.6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9424" calcext:value-type="float">
            <text:p>89.8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9424" calcext:value-type="float">
            <text:p>89.8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5624" calcext:value-type="float">
            <text:p>89.9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7816" calcext:value-type="float">
            <text:p>89.9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13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8024" calcext:value-type="float">
            <text:p>90.1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46" calcext:value-type="float">
            <text:p>90.1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6312" calcext:value-type="float">
            <text:p>90.1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7544" calcext:value-type="float">
            <text:p>90.0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8712" calcext:value-type="float">
            <text:p>90.2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748" calcext:value-type="float">
            <text:p>90.3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4432" calcext:value-type="float">
            <text:p>90.3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8816" calcext:value-type="float">
            <text:p>90.3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8336" calcext:value-type="float">
            <text:p>90.3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5184" calcext:value-type="float">
            <text:p>90.2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6312" calcext:value-type="float">
            <text:p>90.1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1992" calcext:value-type="float">
            <text:p>89.8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7712" calcext:value-type="float">
            <text:p>89.8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7816" calcext:value-type="float">
            <text:p>89.9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4288" calcext:value-type="float">
            <text:p>89.9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5144" calcext:value-type="float">
            <text:p>89.9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2328" calcext:value-type="float">
            <text:p>89.4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1744" calcext:value-type="float">
            <text:p>89.3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9656" calcext:value-type="float">
            <text:p>89.4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5752" calcext:value-type="float">
            <text:p>89.4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4248" calcext:value-type="float">
            <text:p>89.6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5208" calcext:value-type="float">
            <text:p>89.6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02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8904" calcext:value-type="float">
            <text:p>89.5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9656" calcext:value-type="float">
            <text:p>89.4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3184" calcext:value-type="float">
            <text:p>89.4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6504" calcext:value-type="float">
            <text:p>89.3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5544" calcext:value-type="float">
            <text:p>89.3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1744" calcext:value-type="float">
            <text:p>89.3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4312" calcext:value-type="float">
            <text:p>89.3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164" calcext:value-type="float">
            <text:p>89.3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164" calcext:value-type="float">
            <text:p>89.3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9448" calcext:value-type="float">
            <text:p>89.3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8592" calcext:value-type="float">
            <text:p>89.3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7736" calcext:value-type="float">
            <text:p>89.3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0888" calcext:value-type="float">
            <text:p>89.4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1576" calcext:value-type="float">
            <text:p>89.5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7736" calcext:value-type="float">
            <text:p>89.3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776" calcext:value-type="float">
            <text:p>89.2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3248" calcext:value-type="float">
            <text:p>89.2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2768" calcext:value-type="float">
            <text:p>89.2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6672" calcext:value-type="float">
            <text:p>89.1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2768" calcext:value-type="float">
            <text:p>89.2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6672" calcext:value-type="float">
            <text:p>89.1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6672" calcext:value-type="float">
            <text:p>89.1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4104" calcext:value-type="float">
            <text:p>89.2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2392" calcext:value-type="float">
            <text:p>89.2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9344" calcext:value-type="float">
            <text:p>89.2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8488" calcext:value-type="float">
            <text:p>89.2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7632" calcext:value-type="float">
            <text:p>89.2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776" calcext:value-type="float">
            <text:p>89.2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8112" calcext:value-type="float">
            <text:p>89.2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2496" calcext:value-type="float">
            <text:p>89.3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164" calcext:value-type="float">
            <text:p>89.3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7256" calcext:value-type="float">
            <text:p>89.2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116" calcext:value-type="float">
            <text:p>89.2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8112" calcext:value-type="float">
            <text:p>89.2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2496" calcext:value-type="float">
            <text:p>89.3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2496" calcext:value-type="float">
            <text:p>89.3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9448" calcext:value-type="float">
            <text:p>89.3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9448" calcext:value-type="float">
            <text:p>89.3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4688" calcext:value-type="float">
            <text:p>89.3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928" calcext:value-type="float">
            <text:p>89.3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928" calcext:value-type="float">
            <text:p>89.3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5648" calcext:value-type="float">
            <text:p>89.3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4688" calcext:value-type="float">
            <text:p>89.3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8112" calcext:value-type="float">
            <text:p>89.2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2872" calcext:value-type="float">
            <text:p>89.2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8968" calcext:value-type="float">
            <text:p>89.2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9824" calcext:value-type="float">
            <text:p>89.2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8968" calcext:value-type="float">
            <text:p>89.2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2016" calcext:value-type="float">
            <text:p>89.2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7256" calcext:value-type="float">
            <text:p>89.2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4688" calcext:value-type="float">
            <text:p>89.3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5648" calcext:value-type="float">
            <text:p>89.3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5648" calcext:value-type="float">
            <text:p>89.3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6504" calcext:value-type="float">
            <text:p>89.3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4688" calcext:value-type="float">
            <text:p>89.3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8592" calcext:value-type="float">
            <text:p>89.3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8592" calcext:value-type="float">
            <text:p>89.3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7-01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928" calcext:value-type="float">
            <text:p>89.3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5544" calcext:value-type="float">
            <text:p>89.3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116" calcext:value-type="float">
            <text:p>89.2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9824" calcext:value-type="float">
            <text:p>89.2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8112" calcext:value-type="float">
            <text:p>89.2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8592" calcext:value-type="float">
            <text:p>89.3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8592" calcext:value-type="float">
            <text:p>89.3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164" calcext:value-type="float">
            <text:p>89.3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5544" calcext:value-type="float">
            <text:p>89.3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7256" calcext:value-type="float">
            <text:p>89.2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2016" calcext:value-type="float">
            <text:p>89.2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2016" calcext:value-type="float">
            <text:p>89.2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8488" calcext:value-type="float">
            <text:p>89.2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0576" calcext:value-type="float">
            <text:p>89.1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3144" calcext:value-type="float">
            <text:p>89.1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7904" calcext:value-type="float">
            <text:p>89.1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2664" calcext:value-type="float">
            <text:p>89.1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6568" calcext:value-type="float">
            <text:p>89.1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7424" calcext:value-type="float">
            <text:p>89.1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5608" calcext:value-type="float">
            <text:p>89.0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1224" calcext:value-type="float">
            <text:p>89.0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1976" calcext:value-type="float">
            <text:p>88.9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4336" calcext:value-type="float">
            <text:p>88.7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144" calcext:value-type="float">
            <text:p>88.7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8136" calcext:value-type="float">
            <text:p>88.7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1184" calcext:value-type="float">
            <text:p>88.7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0976" calcext:value-type="float">
            <text:p>88.5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3544" calcext:value-type="float">
            <text:p>88.5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3816" calcext:value-type="float">
            <text:p>88.4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9432" calcext:value-type="float">
            <text:p>88.4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2648" calcext:value-type="float">
            <text:p>88.2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6448" calcext:value-type="float">
            <text:p>88.1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196" calcext:value-type="float">
            <text:p>88.0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9936" calcext:value-type="float">
            <text:p>87.8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0584" calcext:value-type="float">
            <text:p>87.7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3424" calcext:value-type="float">
            <text:p>87.5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1528" calcext:value-type="float">
            <text:p>86.9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1048" calcext:value-type="float">
            <text:p>86.8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1048" calcext:value-type="float">
            <text:p>86.8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9712" calcext:value-type="float">
            <text:p>86.8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4848" calcext:value-type="float">
            <text:p>86.7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5704" calcext:value-type="float">
            <text:p>86.7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1696" calcext:value-type="float">
            <text:p>86.7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5704" calcext:value-type="float">
            <text:p>86.7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4848" calcext:value-type="float">
            <text:p>86.7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4848" calcext:value-type="float">
            <text:p>86.7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3616" calcext:value-type="float">
            <text:p>86.8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4472" calcext:value-type="float">
            <text:p>86.8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9712" calcext:value-type="float">
            <text:p>86.8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2384" calcext:value-type="float">
            <text:p>86.8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5056" calcext:value-type="float">
            <text:p>86.9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1528" calcext:value-type="float">
            <text:p>86.9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5056" calcext:value-type="float">
            <text:p>86.9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2968" calcext:value-type="float">
            <text:p>86.9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3824" calcext:value-type="float">
            <text:p>86.9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6392" calcext:value-type="float">
            <text:p>86.9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6392" calcext:value-type="float">
            <text:p>86.9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516" calcext:value-type="float">
            <text:p>87.0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9544" calcext:value-type="float">
            <text:p>87.0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9168" calcext:value-type="float">
            <text:p>87.0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11-13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3072" calcext:value-type="float">
            <text:p>87.0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28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5704" calcext:value-type="float">
            <text:p>86.7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1696" calcext:value-type="float">
            <text:p>86.7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8168" calcext:value-type="float">
            <text:p>86.6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1696" calcext:value-type="float">
            <text:p>86.7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3096" calcext:value-type="float">
            <text:p>86.4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5664" calcext:value-type="float">
            <text:p>86.4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4808" calcext:value-type="float">
            <text:p>86.4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4808" calcext:value-type="float">
            <text:p>86.4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3472" calcext:value-type="float">
            <text:p>86.4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0424" calcext:value-type="float">
            <text:p>86.4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604" calcext:value-type="float">
            <text:p>86.4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2512" calcext:value-type="float">
            <text:p>86.3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4328" calcext:value-type="float">
            <text:p>86.4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4808" calcext:value-type="float">
            <text:p>86.4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8712" calcext:value-type="float">
            <text:p>86.4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2992" calcext:value-type="float">
            <text:p>86.4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4224" calcext:value-type="float">
            <text:p>86.3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556" calcext:value-type="float">
            <text:p>86.3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2512" calcext:value-type="float">
            <text:p>86.3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2512" calcext:value-type="float">
            <text:p>86.3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2512" calcext:value-type="float">
            <text:p>86.3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2992" calcext:value-type="float">
            <text:p>86.4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604" calcext:value-type="float">
            <text:p>86.4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2992" calcext:value-type="float">
            <text:p>86.4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9944" calcext:value-type="float">
            <text:p>86.4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2992" calcext:value-type="float">
            <text:p>86.4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8232" calcext:value-type="float">
            <text:p>86.4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5184" calcext:value-type="float">
            <text:p>86.4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556" calcext:value-type="float">
            <text:p>86.3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604" calcext:value-type="float">
            <text:p>86.4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556" calcext:value-type="float">
            <text:p>86.3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556" calcext:value-type="float">
            <text:p>86.3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2512" calcext:value-type="float">
            <text:p>86.3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4224" calcext:value-type="float">
            <text:p>86.3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2032" calcext:value-type="float">
            <text:p>86.3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2512" calcext:value-type="float">
            <text:p>86.3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556" calcext:value-type="float">
            <text:p>86.3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556" calcext:value-type="float">
            <text:p>86.3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4224" calcext:value-type="float">
            <text:p>86.3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5936" calcext:value-type="float">
            <text:p>86.3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1552" calcext:value-type="float">
            <text:p>86.3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0696" calcext:value-type="float">
            <text:p>86.3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7648" calcext:value-type="float">
            <text:p>86.3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7648" calcext:value-type="float">
            <text:p>86.3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1552" calcext:value-type="float">
            <text:p>86.3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6312" calcext:value-type="float">
            <text:p>86.3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46" calcext:value-type="float">
            <text:p>86.3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2888" calcext:value-type="float">
            <text:p>86.3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7648" calcext:value-type="float">
            <text:p>86.3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1552" calcext:value-type="float">
            <text:p>86.3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7648" calcext:value-type="float">
            <text:p>86.3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8024" calcext:value-type="float">
            <text:p>86.2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1928" calcext:value-type="float">
            <text:p>86.2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0592" calcext:value-type="float">
            <text:p>86.2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2784" calcext:value-type="float">
            <text:p>86.2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2784" calcext:value-type="float">
            <text:p>86.2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4872" calcext:value-type="float">
            <text:p>86.2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9256" calcext:value-type="float">
            <text:p>86.2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9256" calcext:value-type="float">
            <text:p>86.2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9632" calcext:value-type="float">
            <text:p>86.2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0968" calcext:value-type="float">
            <text:p>86.2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0968" calcext:value-type="float">
            <text:p>86.2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268" calcext:value-type="float">
            <text:p>86.2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9632" calcext:value-type="float">
            <text:p>86.2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5728" calcext:value-type="float">
            <text:p>86.2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4016" calcext:value-type="float">
            <text:p>86.2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4872" calcext:value-type="float">
            <text:p>86.2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0488" calcext:value-type="float">
            <text:p>86.2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5248" calcext:value-type="float">
            <text:p>86.1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5248" calcext:value-type="float">
            <text:p>86.1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3056" calcext:value-type="float">
            <text:p>86.1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268" calcext:value-type="float">
            <text:p>86.2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6584" calcext:value-type="float">
            <text:p>86.2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9528" calcext:value-type="float">
            <text:p>86.1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5248" calcext:value-type="float">
            <text:p>86.1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9632" calcext:value-type="float">
            <text:p>86.2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0488" calcext:value-type="float">
            <text:p>86.2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9152" calcext:value-type="float">
            <text:p>86.1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4768" calcext:value-type="float">
            <text:p>86.1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0008" calcext:value-type="float">
            <text:p>86.1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9152" calcext:value-type="float">
            <text:p>86.1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9904" calcext:value-type="float">
            <text:p>86.0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5624" calcext:value-type="float">
            <text:p>86.1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2952" calcext:value-type="float">
            <text:p>86.1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3432" calcext:value-type="float">
            <text:p>86.1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9904" calcext:value-type="float">
            <text:p>86.0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2952" calcext:value-type="float">
            <text:p>86.1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2952" calcext:value-type="float">
            <text:p>86.1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2472" calcext:value-type="float">
            <text:p>86.0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6856" calcext:value-type="float">
            <text:p>86.0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9904" calcext:value-type="float">
            <text:p>86.0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2472" calcext:value-type="float">
            <text:p>86.0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7608" calcext:value-type="float">
            <text:p>86.0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3432" calcext:value-type="float">
            <text:p>86.1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5624" calcext:value-type="float">
            <text:p>86.1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98" calcext:value-type="float">
            <text:p>86.0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2952" calcext:value-type="float">
            <text:p>86.1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9528" calcext:value-type="float">
            <text:p>86.1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4664" calcext:value-type="float">
            <text:p>86.0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4664" calcext:value-type="float">
            <text:p>86.0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3056" calcext:value-type="float">
            <text:p>86.1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268" calcext:value-type="float">
            <text:p>86.2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5728" calcext:value-type="float">
            <text:p>86.2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7064" calcext:value-type="float">
            <text:p>86.2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4016" calcext:value-type="float">
            <text:p>86.2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5728" calcext:value-type="float">
            <text:p>86.2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5248" calcext:value-type="float">
            <text:p>86.1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4768" calcext:value-type="float">
            <text:p>86.1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5624" calcext:value-type="float">
            <text:p>86.1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7064" calcext:value-type="float">
            <text:p>86.2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268" calcext:value-type="float">
            <text:p>86.2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7064" calcext:value-type="float">
            <text:p>86.2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7064" calcext:value-type="float">
            <text:p>86.2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268" calcext:value-type="float">
            <text:p>86.2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8776" calcext:value-type="float">
            <text:p>86.2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9256" calcext:value-type="float">
            <text:p>86.2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9632" calcext:value-type="float">
            <text:p>86.2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6688" calcext:value-type="float">
            <text:p>86.2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8024" calcext:value-type="float">
            <text:p>86.2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6792" calcext:value-type="float">
            <text:p>86.3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9736" calcext:value-type="float">
            <text:p>86.2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364" calcext:value-type="float">
            <text:p>86.2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364" calcext:value-type="float">
            <text:p>86.2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9256" calcext:value-type="float">
            <text:p>86.2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9736" calcext:value-type="float">
            <text:p>86.2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8024" calcext:value-type="float">
            <text:p>86.2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6312" calcext:value-type="float">
            <text:p>86.3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6688" calcext:value-type="float">
            <text:p>86.2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1928" calcext:value-type="float">
            <text:p>86.2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1072" calcext:value-type="float">
            <text:p>86.3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1072" calcext:value-type="float">
            <text:p>86.3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6312" calcext:value-type="float">
            <text:p>86.3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0696" calcext:value-type="float">
            <text:p>86.3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2888" calcext:value-type="float">
            <text:p>86.3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7648" calcext:value-type="float">
            <text:p>86.3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7168" calcext:value-type="float">
            <text:p>86.3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0696" calcext:value-type="float">
            <text:p>86.3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2888" calcext:value-type="float">
            <text:p>86.3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7648" calcext:value-type="float">
            <text:p>86.3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2888" calcext:value-type="float">
            <text:p>86.3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6792" calcext:value-type="float">
            <text:p>86.3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5936" calcext:value-type="float">
            <text:p>86.3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1928" calcext:value-type="float">
            <text:p>86.2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1552" calcext:value-type="float">
            <text:p>86.3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2032" calcext:value-type="float">
            <text:p>86.3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7648" calcext:value-type="float">
            <text:p>86.3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6312" calcext:value-type="float">
            <text:p>86.3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1072" calcext:value-type="float">
            <text:p>86.3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2784" calcext:value-type="float">
            <text:p>86.2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5728" calcext:value-type="float">
            <text:p>86.2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0488" calcext:value-type="float">
            <text:p>86.2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7064" calcext:value-type="float">
            <text:p>86.2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5248" calcext:value-type="float">
            <text:p>86.1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268" calcext:value-type="float">
            <text:p>86.2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0008" calcext:value-type="float">
            <text:p>86.1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4768" calcext:value-type="float">
            <text:p>86.1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172" calcext:value-type="float">
            <text:p>86.1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9528" calcext:value-type="float">
            <text:p>86.1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9528" calcext:value-type="float">
            <text:p>86.1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4664" calcext:value-type="float">
            <text:p>86.0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2472" calcext:value-type="float">
            <text:p>86.0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2368" calcext:value-type="float">
            <text:p>86.0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8464" calcext:value-type="float">
            <text:p>86.0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2744" calcext:value-type="float">
            <text:p>85.9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2744" calcext:value-type="float">
            <text:p>85.9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0552" calcext:value-type="float">
            <text:p>85.9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0552" calcext:value-type="float">
            <text:p>85.9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836" calcext:value-type="float">
            <text:p>85.9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3976" calcext:value-type="float">
            <text:p>85.9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0928" calcext:value-type="float">
            <text:p>85.9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6064" calcext:value-type="float">
            <text:p>85.8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6064" calcext:value-type="float">
            <text:p>85.8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17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4624" calcext:value-type="float">
            <text:p>85.7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9968" calcext:value-type="float">
            <text:p>85.8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3392" calcext:value-type="float">
            <text:p>85.8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2056" calcext:value-type="float">
            <text:p>85.7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7296" calcext:value-type="float">
            <text:p>85.8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644" calcext:value-type="float">
            <text:p>85.8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3392" calcext:value-type="float">
            <text:p>85.8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0344" calcext:value-type="float">
            <text:p>85.8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644" calcext:value-type="float">
            <text:p>85.8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3392" calcext:value-type="float">
            <text:p>85.8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4248" calcext:value-type="float">
            <text:p>85.8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2056" calcext:value-type="float">
            <text:p>85.7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2912" calcext:value-type="float">
            <text:p>85.7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2912" calcext:value-type="float">
            <text:p>85.7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5104" calcext:value-type="float">
            <text:p>85.7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8152" calcext:value-type="float">
            <text:p>85.7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5104" calcext:value-type="float">
            <text:p>85.7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596" calcext:value-type="float">
            <text:p>85.7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6816" calcext:value-type="float">
            <text:p>85.7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7672" calcext:value-type="float">
            <text:p>85.7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4624" calcext:value-type="float">
            <text:p>85.7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3768" calcext:value-type="float">
            <text:p>85.7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6816" calcext:value-type="float">
            <text:p>85.7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3768" calcext:value-type="float">
            <text:p>85.7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7672" calcext:value-type="float">
            <text:p>85.7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3768" calcext:value-type="float">
            <text:p>85.7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3768" calcext:value-type="float">
            <text:p>85.7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7672" calcext:value-type="float">
            <text:p>85.7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2432" calcext:value-type="float">
            <text:p>85.7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1096" calcext:value-type="float">
            <text:p>85.7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5856" calcext:value-type="float">
            <text:p>85.7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5856" calcext:value-type="float">
            <text:p>85.7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3664" calcext:value-type="float">
            <text:p>85.7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7568" calcext:value-type="float">
            <text:p>85.6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5752" calcext:value-type="float">
            <text:p>85.6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7088" calcext:value-type="float">
            <text:p>85.6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7944" calcext:value-type="float">
            <text:p>85.6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0992" calcext:value-type="float">
            <text:p>85.6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7088" calcext:value-type="float">
            <text:p>85.6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5752" calcext:value-type="float">
            <text:p>85.6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0136" calcext:value-type="float">
            <text:p>85.6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0992" calcext:value-type="float">
            <text:p>85.6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0136" calcext:value-type="float">
            <text:p>85.6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7088" calcext:value-type="float">
            <text:p>85.6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7088" calcext:value-type="float">
            <text:p>85.6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6984" calcext:value-type="float">
            <text:p>85.5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0032" calcext:value-type="float">
            <text:p>85.6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0888" calcext:value-type="float">
            <text:p>85.5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2224" calcext:value-type="float">
            <text:p>85.6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2224" calcext:value-type="float">
            <text:p>85.6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4416" calcext:value-type="float">
            <text:p>85.6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6608" calcext:value-type="float">
            <text:p>85.6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6984" calcext:value-type="float">
            <text:p>85.5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308" calcext:value-type="float">
            <text:p>85.6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308" calcext:value-type="float">
            <text:p>85.6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0888" calcext:value-type="float">
            <text:p>85.5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308" calcext:value-type="float">
            <text:p>85.6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15 1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356" calcext:value-type="float">
            <text:p>85.6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356" calcext:value-type="float">
            <text:p>85.6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0032" calcext:value-type="float">
            <text:p>85.6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6984" calcext:value-type="float">
            <text:p>85.5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308" calcext:value-type="float">
            <text:p>85.6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7944" calcext:value-type="float">
            <text:p>85.6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5752" calcext:value-type="float">
            <text:p>85.6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308" calcext:value-type="float">
            <text:p>85.6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308" calcext:value-type="float">
            <text:p>85.6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2224" calcext:value-type="float">
            <text:p>85.6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7464" calcext:value-type="float">
            <text:p>85.6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404" calcext:value-type="float">
            <text:p>85.6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2328" calcext:value-type="float">
            <text:p>85.6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2328" calcext:value-type="float">
            <text:p>85.6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0992" calcext:value-type="float">
            <text:p>85.6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7944" calcext:value-type="float">
            <text:p>85.6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7088" calcext:value-type="float">
            <text:p>85.6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8048" calcext:value-type="float">
            <text:p>85.7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7192" calcext:value-type="float">
            <text:p>85.7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7672" calcext:value-type="float">
            <text:p>85.7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6816" calcext:value-type="float">
            <text:p>85.7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7568" calcext:value-type="float">
            <text:p>85.6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3664" calcext:value-type="float">
            <text:p>85.7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3288" calcext:value-type="float">
            <text:p>85.7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2432" calcext:value-type="float">
            <text:p>85.7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2808" calcext:value-type="float">
            <text:p>85.7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0136" calcext:value-type="float">
            <text:p>85.6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7192" calcext:value-type="float">
            <text:p>85.7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8528" calcext:value-type="float">
            <text:p>85.7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5856" calcext:value-type="float">
            <text:p>85.7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7192" calcext:value-type="float">
            <text:p>85.7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5104" calcext:value-type="float">
            <text:p>85.7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0344" calcext:value-type="float">
            <text:p>85.8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7192" calcext:value-type="float">
            <text:p>85.7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8048" calcext:value-type="float">
            <text:p>85.7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6712" calcext:value-type="float">
            <text:p>85.7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3768" calcext:value-type="float">
            <text:p>85.7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8152" calcext:value-type="float">
            <text:p>85.7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024" calcext:value-type="float">
            <text:p>85.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2056" calcext:value-type="float">
            <text:p>85.7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9864" calcext:value-type="float">
            <text:p>85.7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5104" calcext:value-type="float">
            <text:p>85.7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6816" calcext:value-type="float">
            <text:p>85.7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8528" calcext:value-type="float">
            <text:p>85.7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8528" calcext:value-type="float">
            <text:p>85.7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5104" calcext:value-type="float">
            <text:p>85.7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8152" calcext:value-type="float">
            <text:p>85.7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9008" calcext:value-type="float">
            <text:p>85.7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3768" calcext:value-type="float">
            <text:p>85.7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18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3392" calcext:value-type="float">
            <text:p>85.8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9864" calcext:value-type="float">
            <text:p>85.7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548" calcext:value-type="float">
            <text:p>85.7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1576" calcext:value-type="float">
            <text:p>85.7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548" calcext:value-type="float">
            <text:p>85.7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8528" calcext:value-type="float">
            <text:p>85.7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8528" calcext:value-type="float">
            <text:p>85.7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5" calcext:value-type="float">
            <text:p>85.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8904" calcext:value-type="float">
            <text:p>85.7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0992" calcext:value-type="float">
            <text:p>85.6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2808" calcext:value-type="float">
            <text:p>85.7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6712" calcext:value-type="float">
            <text:p>85.7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6712" calcext:value-type="float">
            <text:p>85.7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6712" calcext:value-type="float">
            <text:p>85.7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7568" calcext:value-type="float">
            <text:p>85.6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0136" calcext:value-type="float">
            <text:p>85.6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7944" calcext:value-type="float">
            <text:p>85.6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0136" calcext:value-type="float">
            <text:p>85.6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404" calcext:value-type="float">
            <text:p>85.6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7944" calcext:value-type="float">
            <text:p>85.6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7088" calcext:value-type="float">
            <text:p>85.6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7088" calcext:value-type="float">
            <text:p>85.6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0136" calcext:value-type="float">
            <text:p>85.6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7944" calcext:value-type="float">
            <text:p>85.6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5752" calcext:value-type="float">
            <text:p>85.6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6608" calcext:value-type="float">
            <text:p>85.6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4416" calcext:value-type="float">
            <text:p>85.6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7464" calcext:value-type="float">
            <text:p>85.6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7464" calcext:value-type="float">
            <text:p>85.6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5752" calcext:value-type="float">
            <text:p>85.6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7464" calcext:value-type="float">
            <text:p>85.6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308" calcext:value-type="float">
            <text:p>85.6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6984" calcext:value-type="float">
            <text:p>85.5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16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4416" calcext:value-type="float">
            <text:p>85.6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0032" calcext:value-type="float">
            <text:p>85.6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6984" calcext:value-type="float">
            <text:p>85.5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0032" calcext:value-type="float">
            <text:p>85.6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2224" calcext:value-type="float">
            <text:p>85.6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7464" calcext:value-type="float">
            <text:p>85.6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7464" calcext:value-type="float">
            <text:p>85.6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0888" calcext:value-type="float">
            <text:p>85.5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308" calcext:value-type="float">
            <text:p>85.6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2224" calcext:value-type="float">
            <text:p>85.6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6984" calcext:value-type="float">
            <text:p>85.5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2224" calcext:value-type="float">
            <text:p>85.6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7464" calcext:value-type="float">
            <text:p>85.6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6608" calcext:value-type="float">
            <text:p>85.6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4416" calcext:value-type="float">
            <text:p>85.6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4416" calcext:value-type="float">
            <text:p>85.6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0032" calcext:value-type="float">
            <text:p>85.6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02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8216" calcext:value-type="float">
            <text:p>85.5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2224" calcext:value-type="float">
            <text:p>85.6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4416" calcext:value-type="float">
            <text:p>85.6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0888" calcext:value-type="float">
            <text:p>85.5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7464" calcext:value-type="float">
            <text:p>85.6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2224" calcext:value-type="float">
            <text:p>85.6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7464" calcext:value-type="float">
            <text:p>85.6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0888" calcext:value-type="float">
            <text:p>85.5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0888" calcext:value-type="float">
            <text:p>85.5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2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5752" calcext:value-type="float">
            <text:p>85.6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2224" calcext:value-type="float">
            <text:p>85.6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9304" calcext:value-type="float">
            <text:p>85.1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8448" calcext:value-type="float">
            <text:p>85.1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492" calcext:value-type="float">
            <text:p>85.0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2728" calcext:value-type="float">
            <text:p>85.0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1392" calcext:value-type="float">
            <text:p>85.0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1768" calcext:value-type="float">
            <text:p>85.0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3856" calcext:value-type="float">
            <text:p>84.9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252" calcext:value-type="float">
            <text:p>84.9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3856" calcext:value-type="float">
            <text:p>84.9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1456" calcext:value-type="float">
            <text:p>84.8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0976" calcext:value-type="float">
            <text:p>84.7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1456" calcext:value-type="float">
            <text:p>84.8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5736" calcext:value-type="float">
            <text:p>84.7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8304" calcext:value-type="float">
            <text:p>84.7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0976" calcext:value-type="float">
            <text:p>84.7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03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3752" calcext:value-type="float">
            <text:p>84.8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9264" calcext:value-type="float">
            <text:p>84.7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0976" calcext:value-type="float">
            <text:p>84.7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1456" calcext:value-type="float">
            <text:p>84.8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0976" calcext:value-type="float">
            <text:p>84.7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3064" calcext:value-type="float">
            <text:p>84.7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7448" calcext:value-type="float">
            <text:p>84.7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7448" calcext:value-type="float">
            <text:p>84.7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1728" calcext:value-type="float">
            <text:p>84.6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3544" calcext:value-type="float">
            <text:p>84.7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3064" calcext:value-type="float">
            <text:p>84.7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25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4504" calcext:value-type="float">
            <text:p>84.8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9264" calcext:value-type="float">
            <text:p>84.7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9264" calcext:value-type="float">
            <text:p>84.7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5736" calcext:value-type="float">
            <text:p>84.7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5256" calcext:value-type="float">
            <text:p>84.7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7448" calcext:value-type="float">
            <text:p>84.7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3544" calcext:value-type="float">
            <text:p>84.7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3544" calcext:value-type="float">
            <text:p>84.7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5256" calcext:value-type="float">
            <text:p>84.7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8304" calcext:value-type="float">
            <text:p>84.7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5736" calcext:value-type="float">
            <text:p>84.7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2010-06-21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1981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1981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1980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1979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1979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1978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1978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1977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197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197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1975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55108211400</text:p>
          </table:table-cell>
          <table:table-cell office:value-type="string" calcext:value-type="string">
            <text:p>1975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471" meta:object-count="0"/>
    <meta:user-defined meta:name="AppVersion">3.0</meta:user-defined>
  </office:meta>
</office:document-meta>
</file>